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1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1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5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3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5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8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5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4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6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6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6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70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7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7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7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76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7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78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7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2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8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1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9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9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02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10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4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10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1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1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1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2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2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2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2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2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2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3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3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3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3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3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3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4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4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4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4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4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45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14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4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48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14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5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5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52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15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5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5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5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5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5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5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60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16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62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16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6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6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6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67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16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6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7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7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7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7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7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75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17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77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17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7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8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81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18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8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8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8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8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8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8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8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90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19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9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9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9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9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9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9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9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9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0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0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0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0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0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0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0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0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08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20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1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1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1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1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1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1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1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1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1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1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20" style:family="text">
      <style:text-properties fo:font-size="9.50pt" fo:font-weight="normal" fo:font-family="Consolas" style:font-family-asian="Consolas" style:font-family-complex="Consolas" fo:background-color="transparent" fo:color="#ff00ff"/>
    </style:style>
    <style:style style:name="T22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2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2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2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25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22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2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2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2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3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3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3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3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3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3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3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3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3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3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4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4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4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4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4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4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4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4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4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4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5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5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5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5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5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5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5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5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5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5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6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6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6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6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64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26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6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6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68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26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7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7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7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7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7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7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76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27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7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7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80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28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8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8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8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8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8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8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88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28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9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9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92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29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9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9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9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9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9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9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00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30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0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0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04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30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0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0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0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0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1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1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12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31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1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1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16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31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1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1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2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2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2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2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24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32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2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2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28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32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3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3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3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3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3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3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36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33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3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3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40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34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4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4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4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4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4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4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4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4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5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51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35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5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5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5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5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5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5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5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6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6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6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63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36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6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66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36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6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6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7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7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7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7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7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7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7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7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7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7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8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8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8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8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8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8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8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8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8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8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9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9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9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9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9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95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39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9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9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9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0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0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0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0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0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0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06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40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0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0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1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1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1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1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1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1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16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41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1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1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2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2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2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2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2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2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26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42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2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2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3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3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3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3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3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3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3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3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3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39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44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4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4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4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4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45" style:family="text">
      <style:text-properties fo:font-size="9.50pt" fo:font-weight="normal" fo:font-family="Consolas" style:font-family-asian="Consolas" style:font-family-complex="Consolas" fo:background-color="transparent" fo:color="#ff00ff"/>
    </style:style>
    <style:style style:name="T44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4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4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4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5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5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5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5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5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5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5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5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5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5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60" style:family="text">
      <style:text-properties fo:font-size="9.50pt" fo:font-weight="normal" fo:font-family="Consolas" style:font-family-asian="Consolas" style:font-family-complex="Consolas" fo:background-color="transparent" fo:color="#ff00ff"/>
    </style:style>
    <style:style style:name="T46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6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6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6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6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6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67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46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6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7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7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7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7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7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7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7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7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7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7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8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8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8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8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8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8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8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8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8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8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9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9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9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9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9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9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9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9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9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9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0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0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0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0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0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0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06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50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0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0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10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51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1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1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1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1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1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1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18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51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2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2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22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52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2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2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2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2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2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2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30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53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3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3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34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53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3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3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3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3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4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4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42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54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4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4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46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54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4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4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5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5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5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5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54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55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5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5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58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55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6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6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6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6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6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6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66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56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6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6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70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57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7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7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7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7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76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57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7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7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80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58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8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8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8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8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8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8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8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89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59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9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9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93" style:family="text">
      <style:text-properties fo:font-size="9.50pt" fo:font-weight="normal" fo:font-family="Consolas" style:font-family-asian="Consolas" style:font-family-complex="Consolas" fo:background-color="transparent" fo:color="#ff00ff"/>
    </style:style>
    <style:style style:name="T59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9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9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9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9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9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0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0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0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0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0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0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06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60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0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0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1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1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12" style:family="text">
      <style:text-properties fo:font-size="9.50pt" fo:font-weight="normal" fo:font-family="Consolas" style:font-family-asian="Consolas" style:font-family-complex="Consolas" fo:background-color="transparent" fo:color="#ff00ff"/>
    </style:style>
    <style:style style:name="T61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1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1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1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1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1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1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2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2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2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create</text:span><text:span text:style-name="T2"><text:s/></text:span><text:span text:style-name="T3">database</text:span><text:span text:style-name="T4"><text:s/>Test_SQLDB</text:span></text:p>
      <text:p text:style-name="P1"><text:span text:style-name="T4"/></text:p>
      <text:p text:style-name="P1"><text:span text:style-name="T5">use</text:span><text:span text:style-name="T6"><text:s/>Test_SQLDB</text:span><text:span text:style-name="T7">;</text:span><text:span text:style-name="T8"/></text:p>
      <text:p text:style-name="P1"><text:span text:style-name="T8"/></text:p>
      <text:p text:style-name="P1"><text:span text:style-name="T9">--table 1 books</text:span><text:span text:style-name="T10"/></text:p>
      <text:p text:style-name="P1"><text:span text:style-name="T11">create</text:span><text:span text:style-name="T12"><text:s/></text:span><text:span text:style-name="T13">table</text:span><text:span text:style-name="T14"><text:s/>Books</text:span></text:p>
      <text:p text:style-name="P1"><text:span text:style-name="T15">(</text:span><text:span text:style-name="T16">Id<text:s/></text:span><text:span text:style-name="T17">int</text:span><text:span text:style-name="T18"><text:s/></text:span><text:span text:style-name="T19">primary</text:span><text:span text:style-name="T20"><text:s/></text:span><text:span text:style-name="T21">key</text:span><text:span text:style-name="T22">,</text:span><text:span text:style-name="T23"/></text:p>
      <text:p text:style-name="P1"><text:span text:style-name="T23">Title<text:s/></text:span><text:span text:style-name="T24">varchar</text:span><text:span text:style-name="T25">(</text:span><text:span text:style-name="T26">40</text:span><text:span text:style-name="T27">),</text:span><text:span text:style-name="T28"/></text:p>
      <text:p text:style-name="P1"><text:span text:style-name="T28">Author<text:s/></text:span><text:span text:style-name="T29">varchar</text:span><text:span text:style-name="T30">(</text:span><text:span text:style-name="T31">30</text:span><text:span text:style-name="T32">),</text:span><text:span text:style-name="T33"/></text:p>
      <text:p text:style-name="P1"><text:span text:style-name="T33">ISBN<text:s/></text:span><text:span text:style-name="T34">bigint</text:span><text:span text:style-name="T35"><text:s/></text:span><text:span text:style-name="T36">unique</text:span><text:span text:style-name="T37">,</text:span><text:span text:style-name="T38"/></text:p>
      <text:p text:style-name="P1"><text:span text:style-name="T38">Published_Date<text:s/></text:span><text:span text:style-name="T39">DateTime</text:span><text:span text:style-name="T40">)</text:span><text:span text:style-name="T41"/></text:p>
      <text:p text:style-name="P1"><text:span text:style-name="T41"/></text:p>
      <text:p text:style-name="P1"><text:span text:style-name="T42">insert</text:span><text:span text:style-name="T43"><text:s/></text:span><text:span text:style-name="T44">into</text:span><text:span text:style-name="T45"><text:s/>Books<text:s/></text:span><text:span text:style-name="T46">values</text:span><text:span text:style-name="T47"/></text:p>
      <text:p text:style-name="P1"><text:span text:style-name="T48">(</text:span><text:span text:style-name="T49">1</text:span><text:span text:style-name="T50">,</text:span><text:span text:style-name="T51">'My First SQL Book'</text:span><text:span text:style-name="T52">,</text:span><text:span text:style-name="T53">'Mary Parker'</text:span><text:span text:style-name="T54">,</text:span><text:span text:style-name="T55">981483029127</text:span><text:span text:style-name="T56">,</text:span><text:span text:style-name="T57"><text:s/></text:span><text:span text:style-name="T58">'2012-02-22 12:08:17'</text:span><text:span text:style-name="T59">),</text:span><text:span text:style-name="T60"/></text:p>
      <text:p text:style-name="P1"><text:span text:style-name="T61">(</text:span><text:span text:style-name="T62">2</text:span><text:span text:style-name="T63">,</text:span><text:span text:style-name="T64">'My Second SQL Book'</text:span><text:span text:style-name="T65">,</text:span><text:span text:style-name="T66">'John Mayer'</text:span><text:span text:style-name="T67">,</text:span><text:span text:style-name="T68"><text:s/>857300923713</text:span><text:span text:style-name="T69">,</text:span><text:span text:style-name="T70">'1972-07-03 09:22:45'</text:span><text:span text:style-name="T71">),</text:span><text:span text:style-name="T72"/></text:p>
      <text:p text:style-name="P1"><text:span text:style-name="T73">(</text:span><text:span text:style-name="T74">3</text:span><text:span text:style-name="T75">,</text:span><text:span text:style-name="T76">'My Third SQL Book'</text:span><text:span text:style-name="T77">,</text:span><text:span text:style-name="T78">'Cary Flint'</text:span><text:span text:style-name="T79">,</text:span><text:span text:style-name="T80"><text:s/>523120967812</text:span><text:span text:style-name="T81">,</text:span><text:span text:style-name="T82">'2015-10-18 14:05:44'</text:span><text:span text:style-name="T83">)</text:span><text:span text:style-name="T84"/></text:p>
      <text:p text:style-name="P1"><text:span text:style-name="T84"/></text:p>
      <text:p text:style-name="P1"><text:span text:style-name="T85">select</text:span><text:span text:style-name="T86"><text:s/></text:span><text:span text:style-name="T87">*</text:span><text:span text:style-name="T88"><text:s/></text:span><text:span text:style-name="T89">from</text:span><text:span text:style-name="T90"><text:s/>Books</text:span></text:p>
      <text:p text:style-name="P1"><text:span text:style-name="T90"/></text:p>
      <text:p text:style-name="P1"><text:span text:style-name="T91">--Question-1:<text:s text:c="2"/>Write a query to fetch the details of the books written by author whose name ends with er.</text:span><text:span text:style-name="T92"/></text:p>
      <text:p text:style-name="P1"><text:span text:style-name="T92"/></text:p>
      <text:p text:style-name="P1"><text:span text:style-name="T93">select</text:span><text:span text:style-name="T94"><text:s/></text:span><text:span text:style-name="T95">*</text:span><text:span text:style-name="T96"><text:s/></text:span><text:span text:style-name="T97">from</text:span><text:span text:style-name="T98"><text:s/>Books<text:s/></text:span><text:span text:style-name="T99">where</text:span><text:span text:style-name="T100"><text:s/>Author<text:s/></text:span><text:span text:style-name="T101">like</text:span><text:span text:style-name="T102">'%er'</text:span><text:span text:style-name="T103"/></text:p>
      <text:p text:style-name="P1"><text:span text:style-name="T103"/></text:p>
      <text:p text:style-name="P1"><text:span text:style-name="T104">--table -2 reviews</text:span><text:span text:style-name="T105"/></text:p>
      <text:p text:style-name="P1"><text:span text:style-name="T106">create</text:span><text:span text:style-name="T107"><text:s/></text:span><text:span text:style-name="T108">table</text:span><text:span text:style-name="T109"><text:s/>Reviews</text:span></text:p>
      <text:p text:style-name="P1"><text:span text:style-name="T110">(</text:span><text:span text:style-name="T111">Rev_Id<text:s/></text:span><text:span text:style-name="T112">int</text:span><text:span text:style-name="T113">,</text:span><text:span text:style-name="T114"/></text:p>
      <text:p text:style-name="P1"><text:span text:style-name="T114">Book_id<text:s/></text:span><text:span text:style-name="T115">int</text:span><text:span text:style-name="T116">,</text:span><text:span text:style-name="T117"/></text:p>
      <text:p text:style-name="P1"><text:span text:style-name="T117">Reviewer_name<text:s/></text:span><text:span text:style-name="T118">varchar</text:span><text:span text:style-name="T119">(</text:span><text:span text:style-name="T120">20</text:span><text:span text:style-name="T121">),</text:span><text:span text:style-name="T122"/></text:p>
      <text:p text:style-name="P1"><text:span text:style-name="T122">Content<text:s/></text:span><text:span text:style-name="T123">varchar</text:span><text:span text:style-name="T124">(</text:span><text:span text:style-name="T125">25</text:span><text:span text:style-name="T126">),</text:span><text:span text:style-name="T127"/></text:p>
      <text:p text:style-name="P1"><text:span text:style-name="T127">Rating<text:s/></text:span><text:span text:style-name="T128">int</text:span><text:span text:style-name="T129">,</text:span><text:span text:style-name="T130"/></text:p>
      <text:p text:style-name="P1"><text:span text:style-name="T130">Published_Date<text:s/></text:span><text:span text:style-name="T131">DateTime</text:span><text:span text:style-name="T132">)</text:span><text:span text:style-name="T133"/></text:p>
      <text:p text:style-name="P1"><text:span text:style-name="T133"/></text:p>
      <text:p text:style-name="P1"><text:span text:style-name="T134">insert</text:span><text:span text:style-name="T135"><text:s/></text:span><text:span text:style-name="T136">into</text:span><text:span text:style-name="T137"><text:s/>Reviews<text:s/></text:span><text:span text:style-name="T138">values</text:span><text:span text:style-name="T139"/></text:p>
      <text:p text:style-name="P1"><text:span text:style-name="T140">(</text:span><text:span text:style-name="T141">1</text:span><text:span text:style-name="T142">,</text:span><text:span text:style-name="T143">1</text:span><text:span text:style-name="T144">,</text:span><text:span text:style-name="T145">'John Smith'</text:span><text:span text:style-name="T146">,</text:span><text:span text:style-name="T147"><text:s/></text:span><text:span text:style-name="T148">'My First Review'</text:span><text:span text:style-name="T149">,</text:span><text:span text:style-name="T150">4</text:span><text:span text:style-name="T151">,</text:span><text:span text:style-name="T152">'2017-12-10 05:50:11'</text:span><text:span text:style-name="T153">),</text:span><text:span text:style-name="T154"/></text:p>
      <text:p text:style-name="P1"><text:span text:style-name="T155">(</text:span><text:span text:style-name="T156">2</text:span><text:span text:style-name="T157">,</text:span><text:span text:style-name="T158">2</text:span><text:span text:style-name="T159">,</text:span><text:span text:style-name="T160">'John Smith'</text:span><text:span text:style-name="T161">,</text:span><text:span text:style-name="T162">'My Second Review'</text:span><text:span text:style-name="T163">,</text:span><text:span text:style-name="T164"><text:s/>5</text:span><text:span text:style-name="T165">,</text:span><text:span text:style-name="T166"><text:s/></text:span><text:span text:style-name="T167">'2017-10-13 15:05:12'</text:span><text:span text:style-name="T168">),</text:span><text:span text:style-name="T169"/></text:p>
      <text:p text:style-name="P1"><text:span text:style-name="T170">(</text:span><text:span text:style-name="T171">3</text:span><text:span text:style-name="T172">,</text:span><text:span text:style-name="T173">3</text:span><text:span text:style-name="T174">,</text:span><text:span text:style-name="T175">'Alice Walker'</text:span><text:span text:style-name="T176">,</text:span><text:span text:style-name="T177">'Another Review'</text:span><text:span text:style-name="T178">,</text:span><text:span text:style-name="T179">1</text:span><text:span text:style-name="T180">,</text:span><text:span text:style-name="T181">'2017-10-22 23:47:10'</text:span><text:span text:style-name="T182">)</text:span><text:span text:style-name="T183"/></text:p>
      <text:p text:style-name="P1"><text:span text:style-name="T183"/></text:p>
      <text:p text:style-name="P1"><text:span text:style-name="T184">select</text:span><text:span text:style-name="T185"><text:s/></text:span><text:span text:style-name="T186">*</text:span><text:span text:style-name="T187"><text:s/></text:span><text:span text:style-name="T188">from</text:span><text:span text:style-name="T189"><text:s/>Reviews</text:span></text:p>
      <text:p text:style-name="P1"><text:span text:style-name="T189"/></text:p>
      <text:p text:style-name="P1"><text:span text:style-name="T190">--Question-2: Display the Title ,Author and ReviewerName for all the books from the above table<text:s/></text:span><text:span text:style-name="T191"/></text:p>
      <text:p text:style-name="P1"><text:span text:style-name="T191"/></text:p>
      <text:p text:style-name="P1"><text:span text:style-name="T192">select</text:span><text:span text:style-name="T193"><text:s/>b</text:span><text:span text:style-name="T194">.</text:span><text:span text:style-name="T195">Title</text:span><text:span text:style-name="T196">,</text:span><text:span text:style-name="T197">b</text:span><text:span text:style-name="T198">.</text:span><text:span text:style-name="T199">Author<text:s/></text:span><text:span text:style-name="T200">from</text:span><text:span text:style-name="T201"><text:s/>Books b</text:span></text:p>
      <text:p text:style-name="P1"><text:span text:style-name="T202">select</text:span><text:span text:style-name="T203"><text:s/>r</text:span><text:span text:style-name="T204">.</text:span><text:span text:style-name="T205">Reviewer_name<text:s/></text:span><text:span text:style-name="T206">from</text:span><text:span text:style-name="T207"><text:s/>Reviews r</text:span></text:p>
      <text:p text:style-name="P1"><text:span text:style-name="T207"/></text:p>
      <text:p text:style-name="P1"><text:span text:style-name="T208">--Question-3: Display the<text:s text:c="2"/>reviewer name who reviewed more than one book.</text:span><text:span text:style-name="T209"/></text:p>
      <text:p text:style-name="P1"><text:span text:style-name="T209"/></text:p>
      <text:p text:style-name="P1"><text:span text:style-name="T210">select</text:span><text:span text:style-name="T211"><text:s/>Reviewer_name<text:s/></text:span><text:span text:style-name="T212">from</text:span><text:span text:style-name="T213"><text:s/>Reviews</text:span></text:p>
      <text:p text:style-name="P1"><text:span text:style-name="T214">group</text:span><text:span text:style-name="T215"><text:s/></text:span><text:span text:style-name="T216">by</text:span><text:span text:style-name="T217"><text:s/>Reviewer_name</text:span></text:p>
      <text:p text:style-name="P1"><text:span text:style-name="T218">having</text:span><text:span text:style-name="T219"><text:s/></text:span><text:span text:style-name="T220">count</text:span><text:span text:style-name="T221">(</text:span><text:span text:style-name="T222">Book_id</text:span><text:span text:style-name="T223">)&gt;</text:span><text:span text:style-name="T224">1</text:span></text:p>
      <text:p text:style-name="P1"><text:span text:style-name="T224"/></text:p>
      <text:p text:style-name="P1"><text:span text:style-name="T225">--table 3 Customer</text:span><text:span text:style-name="T226"/></text:p>
      <text:p text:style-name="P1"><text:span text:style-name="T227">create</text:span><text:span text:style-name="T228"><text:s/></text:span><text:span text:style-name="T229">table</text:span><text:span text:style-name="T230"><text:s/>Customer</text:span></text:p>
      <text:p text:style-name="P1"><text:span text:style-name="T231">(</text:span><text:span text:style-name="T232">Cust_ID<text:s/></text:span><text:span text:style-name="T233">int</text:span><text:span text:style-name="T234">,</text:span><text:span text:style-name="T235"/></text:p>
      <text:p text:style-name="P1"><text:span text:style-name="T235">Customer_Name<text:s/></text:span><text:span text:style-name="T236">varchar</text:span><text:span text:style-name="T237">(</text:span><text:span text:style-name="T238">15</text:span><text:span text:style-name="T239">),</text:span><text:span text:style-name="T240"/></text:p>
      <text:p text:style-name="P1"><text:span text:style-name="T240">Age<text:s/></text:span><text:span text:style-name="T241">int</text:span><text:span text:style-name="T242">,</text:span><text:span text:style-name="T243"/></text:p>
      <text:p text:style-name="P1"><text:span text:style-name="T244">Address</text:span><text:span text:style-name="T245"><text:s/></text:span><text:span text:style-name="T246">varchar</text:span><text:span text:style-name="T247">(</text:span><text:span text:style-name="T248">20</text:span><text:span text:style-name="T249">),</text:span><text:span text:style-name="T250"/></text:p>
      <text:p text:style-name="P1"><text:span text:style-name="T250">Salary<text:s/></text:span><text:span text:style-name="T251">float</text:span><text:span text:style-name="T252">)</text:span><text:span text:style-name="T253"/></text:p>
      <text:p text:style-name="P1"><text:span text:style-name="T253"/></text:p>
      <text:p text:style-name="P1"><text:span text:style-name="T254">insert</text:span><text:span text:style-name="T255"><text:s/></text:span><text:span text:style-name="T256">into</text:span><text:span text:style-name="T257"><text:s/>Customer<text:s/></text:span><text:span text:style-name="T258">values</text:span><text:span text:style-name="T259"/></text:p>
      <text:p text:style-name="P1"><text:span text:style-name="T260">(</text:span><text:span text:style-name="T261">1</text:span><text:span text:style-name="T262">,</text:span><text:span text:style-name="T263"><text:s/></text:span><text:span text:style-name="T264">'Ramesh'</text:span><text:span text:style-name="T265">,</text:span><text:span text:style-name="T266">32</text:span><text:span text:style-name="T267">,</text:span><text:span text:style-name="T268">'Ahemedabad'</text:span><text:span text:style-name="T269">,</text:span><text:span text:style-name="T270">2000.00</text:span><text:span text:style-name="T271">),</text:span><text:span text:style-name="T272"/></text:p>
      <text:p text:style-name="P1"><text:span text:style-name="T273">(</text:span><text:span text:style-name="T274">2</text:span><text:span text:style-name="T275">,</text:span><text:span text:style-name="T276">'Khilan'</text:span><text:span text:style-name="T277">,</text:span><text:span text:style-name="T278"><text:s/>25</text:span><text:span text:style-name="T279">,</text:span><text:span text:style-name="T280">'Delhi'</text:span><text:span text:style-name="T281">,</text:span><text:span text:style-name="T282">1500.00</text:span><text:span text:style-name="T283">),</text:span><text:span text:style-name="T284"/></text:p>
      <text:p text:style-name="P1"><text:span text:style-name="T285">(</text:span><text:span text:style-name="T286">3</text:span><text:span text:style-name="T287">,</text:span><text:span text:style-name="T288">'Kaushik'</text:span><text:span text:style-name="T289">,</text:span><text:span text:style-name="T290">23</text:span><text:span text:style-name="T291">,</text:span><text:span text:style-name="T292">'Kota'</text:span><text:span text:style-name="T293">,</text:span><text:span text:style-name="T294">2000.00</text:span><text:span text:style-name="T295">),</text:span><text:span text:style-name="T296"/></text:p>
      <text:p text:style-name="P1"><text:span text:style-name="T297">(</text:span><text:span text:style-name="T298">4</text:span><text:span text:style-name="T299">,</text:span><text:span text:style-name="T300">'Chaitali'</text:span><text:span text:style-name="T301">,</text:span><text:span text:style-name="T302">25</text:span><text:span text:style-name="T303">,</text:span><text:span text:style-name="T304">'Mumbai'</text:span><text:span text:style-name="T305">,</text:span><text:span text:style-name="T306">6500.00</text:span><text:span text:style-name="T307">),</text:span><text:span text:style-name="T308"/></text:p>
      <text:p text:style-name="P1"><text:span text:style-name="T309">(</text:span><text:span text:style-name="T310">5</text:span><text:span text:style-name="T311">,</text:span><text:span text:style-name="T312">'Hardik'</text:span><text:span text:style-name="T313">,</text:span><text:span text:style-name="T314">27</text:span><text:span text:style-name="T315">,</text:span><text:span text:style-name="T316">'Bhopal'</text:span><text:span text:style-name="T317">,</text:span><text:span text:style-name="T318">8500.00</text:span><text:span text:style-name="T319">),</text:span><text:span text:style-name="T320"/></text:p>
      <text:p text:style-name="P1"><text:span text:style-name="T321">(</text:span><text:span text:style-name="T322">6</text:span><text:span text:style-name="T323">,</text:span><text:span text:style-name="T324">'Komal'</text:span><text:span text:style-name="T325">,</text:span><text:span text:style-name="T326">22</text:span><text:span text:style-name="T327">,</text:span><text:span text:style-name="T328">'MP'</text:span><text:span text:style-name="T329">,</text:span><text:span text:style-name="T330">4500.00</text:span><text:span text:style-name="T331">),</text:span><text:span text:style-name="T332"/></text:p>
      <text:p text:style-name="P1"><text:span text:style-name="T333">(</text:span><text:span text:style-name="T334">7</text:span><text:span text:style-name="T335">,</text:span><text:span text:style-name="T336">'Muffy'</text:span><text:span text:style-name="T337">,</text:span><text:span text:style-name="T338">24</text:span><text:span text:style-name="T339">,</text:span><text:span text:style-name="T340">'Indore'</text:span><text:span text:style-name="T341">,</text:span><text:span text:style-name="T342">10000.00</text:span><text:span text:style-name="T343">)</text:span><text:span text:style-name="T344"/></text:p>
      <text:p text:style-name="P1"><text:span text:style-name="T344"/></text:p>
      <text:p text:style-name="P1"><text:span text:style-name="T345">select</text:span><text:span text:style-name="T346"><text:s/></text:span><text:span text:style-name="T347">*</text:span><text:span text:style-name="T348"><text:s/></text:span><text:span text:style-name="T349">from</text:span><text:span text:style-name="T350"><text:s/>Customer</text:span></text:p>
      <text:p text:style-name="P1"><text:span text:style-name="T350"/></text:p>
      <text:p text:style-name="P1"><text:span text:style-name="T351">--Question-4: Display the Name for the customer from above customer table<text:s text:c="2"/>who live in same address which has character o anywhere in address</text:span><text:span text:style-name="T352"/></text:p>
      <text:p text:style-name="P1"><text:span text:style-name="T352"/></text:p>
      <text:p text:style-name="P1"><text:span text:style-name="T353">select</text:span><text:span text:style-name="T354"><text:s/>Customer_Name<text:s/></text:span><text:span text:style-name="T355">from</text:span><text:span text:style-name="T356"><text:s/>Customer<text:s/></text:span><text:span text:style-name="T357">where</text:span><text:span text:style-name="T358"><text:s/></text:span><text:span text:style-name="T359">Address</text:span><text:span text:style-name="T360"><text:s/></text:span><text:span text:style-name="T361">LIKE</text:span><text:span text:style-name="T362"><text:s/></text:span><text:span text:style-name="T363">'%o%'</text:span><text:span text:style-name="T364">;</text:span><text:span text:style-name="T365"/></text:p>
      <text:p text:style-name="P1"><text:span text:style-name="T365"/></text:p>
      <text:p text:style-name="P1"><text:span text:style-name="T366">--table 4 Orders</text:span><text:span text:style-name="T367"/></text:p>
      <text:p text:style-name="P1"><text:span text:style-name="T368">create</text:span><text:span text:style-name="T369"><text:s/></text:span><text:span text:style-name="T370">table</text:span><text:span text:style-name="T371"><text:s/>Orders</text:span></text:p>
      <text:p text:style-name="P1"><text:span text:style-name="T372">(</text:span><text:span text:style-name="T373">OID<text:s/></text:span><text:span text:style-name="T374">int</text:span><text:span text:style-name="T375">,</text:span><text:span text:style-name="T376"/></text:p>
      <text:p text:style-name="P1"><text:span text:style-name="T376">Order_Date<text:s/></text:span><text:span text:style-name="T377">DateTime</text:span><text:span text:style-name="T378">,</text:span><text:span text:style-name="T379"/></text:p>
      <text:p text:style-name="P1"><text:span text:style-name="T379">Customer_ID<text:s/></text:span><text:span text:style-name="T380">int</text:span><text:span text:style-name="T381">,</text:span><text:span text:style-name="T382"/></text:p>
      <text:p text:style-name="P1"><text:span text:style-name="T382">Amount<text:s/></text:span><text:span text:style-name="T383">int</text:span><text:span text:style-name="T384">)</text:span><text:span text:style-name="T385"/></text:p>
      <text:p text:style-name="P1"><text:span text:style-name="T385"/></text:p>
      <text:p text:style-name="P1"><text:span text:style-name="T386">insert</text:span><text:span text:style-name="T387"><text:s/></text:span><text:span text:style-name="T388">into</text:span><text:span text:style-name="T389"><text:s/>Orders<text:s/></text:span><text:span text:style-name="T390">values</text:span><text:span text:style-name="T391"/></text:p>
      <text:p text:style-name="P1"><text:span text:style-name="T392">(</text:span><text:span text:style-name="T393">102</text:span><text:span text:style-name="T394">,</text:span><text:span text:style-name="T395">'2009-10-08 00:00:00'</text:span><text:span text:style-name="T396">,</text:span><text:span text:style-name="T397">3</text:span><text:span text:style-name="T398">,</text:span><text:span text:style-name="T399">3000</text:span><text:span text:style-name="T400">),</text:span><text:span text:style-name="T401"/></text:p>
      <text:p text:style-name="P1"><text:span text:style-name="T402">(</text:span><text:span text:style-name="T403">101</text:span><text:span text:style-name="T404">,</text:span><text:span text:style-name="T405"><text:s/></text:span><text:span text:style-name="T406">'2009-10-08 00:00:00'</text:span><text:span text:style-name="T407">,</text:span><text:span text:style-name="T408">3</text:span><text:span text:style-name="T409">,</text:span><text:span text:style-name="T410">1500</text:span><text:span text:style-name="T411">),</text:span><text:span text:style-name="T412"/></text:p>
      <text:p text:style-name="P1"><text:span text:style-name="T413">(</text:span><text:span text:style-name="T414">100</text:span><text:span text:style-name="T415">,</text:span><text:span text:style-name="T416">'2009-11-20 00:00:00'</text:span><text:span text:style-name="T417">,</text:span><text:span text:style-name="T418">2</text:span><text:span text:style-name="T419">,</text:span><text:span text:style-name="T420">1560</text:span><text:span text:style-name="T421">),</text:span><text:span text:style-name="T422"/></text:p>
      <text:p text:style-name="P1"><text:span text:style-name="T423">(</text:span><text:span text:style-name="T424">103</text:span><text:span text:style-name="T425">,</text:span><text:span text:style-name="T426">'2008-05-20 00:00:00'</text:span><text:span text:style-name="T427">,</text:span><text:span text:style-name="T428">4</text:span><text:span text:style-name="T429">,</text:span><text:span text:style-name="T430">2060</text:span><text:span text:style-name="T431">)</text:span><text:span text:style-name="T432"/></text:p>
      <text:p text:style-name="P1"><text:span text:style-name="T432"/></text:p>
      <text:p text:style-name="P1"><text:span text:style-name="T433">select</text:span><text:span text:style-name="T434"><text:s/></text:span><text:span text:style-name="T435">*</text:span><text:span text:style-name="T436"><text:s/></text:span><text:span text:style-name="T437">from</text:span><text:span text:style-name="T438"><text:s/>Orders</text:span></text:p>
      <text:p text:style-name="P1"><text:span text:style-name="T438"/></text:p>
      <text:p text:style-name="P1"><text:span text:style-name="T439">--Question-5: Write a query to display the<text:s text:c="3"/>Date,Total no of customer<text:s text:c="2"/>placed order on same Date<text:s/></text:span><text:span text:style-name="T440"/></text:p>
      <text:p text:style-name="P1"><text:span text:style-name="T440"/></text:p>
      <text:p text:style-name="P1"><text:span text:style-name="T441">select</text:span><text:span text:style-name="T442"><text:s/>Order_Date</text:span><text:span text:style-name="T443">,</text:span><text:span text:style-name="T444"><text:s/></text:span><text:span text:style-name="T445">count</text:span><text:span text:style-name="T446">(</text:span><text:span text:style-name="T447">Customer_ID</text:span><text:span text:style-name="T448">)</text:span><text:span text:style-name="T449"><text:s/></text:span><text:span text:style-name="T450">as</text:span><text:span text:style-name="T451"><text:s/>Total_Number_Of_Customers<text:s/></text:span><text:span text:style-name="T452">from</text:span><text:span text:style-name="T453"><text:s/>Orders</text:span></text:p>
      <text:p text:style-name="P1"><text:span text:style-name="T454">group</text:span><text:span text:style-name="T455"><text:s/></text:span><text:span text:style-name="T456">by</text:span><text:span text:style-name="T457"><text:s/>Order_Date</text:span></text:p>
      <text:p text:style-name="P1"><text:span text:style-name="T458">having</text:span><text:span text:style-name="T459"><text:s/></text:span><text:span text:style-name="T460">count</text:span><text:span text:style-name="T461">(</text:span><text:span text:style-name="T462">Customer_ID</text:span><text:span text:style-name="T463">)</text:span><text:span text:style-name="T464"><text:s/></text:span><text:span text:style-name="T465">&gt;</text:span><text:span text:style-name="T466"><text:s/>1</text:span></text:p>
      <text:p text:style-name="P1"><text:span text:style-name="T466"/></text:p>
      <text:p text:style-name="P1"><text:span text:style-name="T466"/></text:p>
      <text:p text:style-name="P1"><text:span text:style-name="T467">--table 5 Employee</text:span><text:span text:style-name="T468"/></text:p>
      <text:p text:style-name="P1"><text:span text:style-name="T468"/></text:p>
      <text:p text:style-name="P1"><text:span text:style-name="T469">create</text:span><text:span text:style-name="T470"><text:s/></text:span><text:span text:style-name="T471">table</text:span><text:span text:style-name="T472"><text:s/>Employee</text:span></text:p>
      <text:p text:style-name="P1"><text:span text:style-name="T473">(</text:span><text:span text:style-name="T474">Empid<text:s/></text:span><text:span text:style-name="T475">int</text:span><text:span text:style-name="T476">,</text:span><text:span text:style-name="T477"/></text:p>
      <text:p text:style-name="P1"><text:span text:style-name="T477">Emp_Name<text:s/></text:span><text:span text:style-name="T478">varchar</text:span><text:span text:style-name="T479">(</text:span><text:span text:style-name="T480">15</text:span><text:span text:style-name="T481">),</text:span><text:span text:style-name="T482"/></text:p>
      <text:p text:style-name="P1"><text:span text:style-name="T482">Age<text:s/></text:span><text:span text:style-name="T483">int</text:span><text:span text:style-name="T484">,</text:span><text:span text:style-name="T485"/></text:p>
      <text:p text:style-name="P1"><text:span text:style-name="T486">Address</text:span><text:span text:style-name="T487"><text:s/></text:span><text:span text:style-name="T488">varchar</text:span><text:span text:style-name="T489">(</text:span><text:span text:style-name="T490">15</text:span><text:span text:style-name="T491">),</text:span><text:span text:style-name="T492"/></text:p>
      <text:p text:style-name="P1"><text:span text:style-name="T492">Salary<text:s/></text:span><text:span text:style-name="T493">float</text:span><text:span text:style-name="T494">)</text:span><text:span text:style-name="T495"/></text:p>
      <text:p text:style-name="P1"><text:span text:style-name="T495"/></text:p>
      <text:p text:style-name="P1"><text:span text:style-name="T496">insert</text:span><text:span text:style-name="T497"><text:s/></text:span><text:span text:style-name="T498">into</text:span><text:span text:style-name="T499"><text:s/>Employee<text:s/></text:span><text:span text:style-name="T500">values</text:span><text:span text:style-name="T501"/></text:p>
      <text:p text:style-name="P1"><text:span text:style-name="T502">(</text:span><text:span text:style-name="T503">1</text:span><text:span text:style-name="T504">,</text:span><text:span text:style-name="T505"><text:s/></text:span><text:span text:style-name="T506">'Ramesh'</text:span><text:span text:style-name="T507">,</text:span><text:span text:style-name="T508">32</text:span><text:span text:style-name="T509">,</text:span><text:span text:style-name="T510">'Ahemedabad'</text:span><text:span text:style-name="T511">,</text:span><text:span text:style-name="T512">2000.00</text:span><text:span text:style-name="T513">),</text:span><text:span text:style-name="T514"/></text:p>
      <text:p text:style-name="P1"><text:span text:style-name="T515">(</text:span><text:span text:style-name="T516">2</text:span><text:span text:style-name="T517">,</text:span><text:span text:style-name="T518">'Khilan'</text:span><text:span text:style-name="T519">,</text:span><text:span text:style-name="T520"><text:s/>25</text:span><text:span text:style-name="T521">,</text:span><text:span text:style-name="T522">'Delhi'</text:span><text:span text:style-name="T523">,</text:span><text:span text:style-name="T524">1500.00</text:span><text:span text:style-name="T525">),</text:span><text:span text:style-name="T526"/></text:p>
      <text:p text:style-name="P1"><text:span text:style-name="T527">(</text:span><text:span text:style-name="T528">3</text:span><text:span text:style-name="T529">,</text:span><text:span text:style-name="T530">'Kaushik'</text:span><text:span text:style-name="T531">,</text:span><text:span text:style-name="T532">23</text:span><text:span text:style-name="T533">,</text:span><text:span text:style-name="T534">'Kota'</text:span><text:span text:style-name="T535">,</text:span><text:span text:style-name="T536">2000.00</text:span><text:span text:style-name="T537">),</text:span><text:span text:style-name="T538"/></text:p>
      <text:p text:style-name="P1"><text:span text:style-name="T539">(</text:span><text:span text:style-name="T540">4</text:span><text:span text:style-name="T541">,</text:span><text:span text:style-name="T542">'Chaitali'</text:span><text:span text:style-name="T543">,</text:span><text:span text:style-name="T544">25</text:span><text:span text:style-name="T545">,</text:span><text:span text:style-name="T546">'Mumbai'</text:span><text:span text:style-name="T547">,</text:span><text:span text:style-name="T548">6500.00</text:span><text:span text:style-name="T549">),</text:span><text:span text:style-name="T550"/></text:p>
      <text:p text:style-name="P1"><text:span text:style-name="T551">(</text:span><text:span text:style-name="T552">5</text:span><text:span text:style-name="T553">,</text:span><text:span text:style-name="T554">'Hardik'</text:span><text:span text:style-name="T555">,</text:span><text:span text:style-name="T556">27</text:span><text:span text:style-name="T557">,</text:span><text:span text:style-name="T558">'Bhopal'</text:span><text:span text:style-name="T559">,</text:span><text:span text:style-name="T560">8500.00</text:span><text:span text:style-name="T561">),</text:span><text:span text:style-name="T562"/></text:p>
      <text:p text:style-name="P1"><text:span text:style-name="T563">(</text:span><text:span text:style-name="T564">6</text:span><text:span text:style-name="T565">,</text:span><text:span text:style-name="T566">'Komal'</text:span><text:span text:style-name="T567">,</text:span><text:span text:style-name="T568">22</text:span><text:span text:style-name="T569">,</text:span><text:span text:style-name="T570">'MP'</text:span><text:span text:style-name="T571">,null),</text:span><text:span text:style-name="T572"/></text:p>
      <text:p text:style-name="P1"><text:span text:style-name="T573">(</text:span><text:span text:style-name="T574">7</text:span><text:span text:style-name="T575">,</text:span><text:span text:style-name="T576">'Muffy'</text:span><text:span text:style-name="T577">,</text:span><text:span text:style-name="T578">24</text:span><text:span text:style-name="T579">,</text:span><text:span text:style-name="T580">'Indore'</text:span><text:span text:style-name="T581">,null)</text:span><text:span text:style-name="T582"/></text:p>
      <text:p text:style-name="P1"><text:span text:style-name="T582"/></text:p>
      <text:p text:style-name="P1"><text:span text:style-name="T583">select</text:span><text:span text:style-name="T584"><text:s/></text:span><text:span text:style-name="T585">*</text:span><text:span text:style-name="T586"><text:s/></text:span><text:span text:style-name="T587">from</text:span><text:span text:style-name="T588"><text:s/>Employee</text:span></text:p>
      <text:p text:style-name="P1"><text:span text:style-name="T588"/></text:p>
      <text:p text:style-name="P1"><text:span text:style-name="T589">--Question-6: Display the Names of the Employee in lower case, whose salary is null<text:s/></text:span><text:span text:style-name="T590"/></text:p>
      <text:p text:style-name="P1"><text:span text:style-name="T590"/></text:p>
      <text:p text:style-name="P1"><text:span text:style-name="T591">select</text:span><text:span text:style-name="T592"><text:s/></text:span><text:span text:style-name="T593">lower</text:span><text:span text:style-name="T594">(</text:span><text:span text:style-name="T595">Emp_Name</text:span><text:span text:style-name="T596">)</text:span><text:span text:style-name="T597"><text:s/></text:span><text:span text:style-name="T598">from</text:span><text:span text:style-name="T599"><text:s/>Employee<text:s/></text:span><text:span text:style-name="T600">where</text:span><text:span text:style-name="T601"><text:s/>salary<text:s/></text:span><text:span text:style-name="T602">is</text:span><text:span text:style-name="T603"><text:s/></text:span><text:span text:style-name="T604">null</text:span><text:span text:style-name="T605"/></text:p>
      <text:p text:style-name="P1"><text:span text:style-name="T605"/></text:p>
      <text:p text:style-name="P1"><text:span text:style-name="T606">--Question-7: Write a sql server query to display the Gender,Total no of male and female from the above relation</text:span><text:span text:style-name="T607"/></text:p>
      <text:p text:style-name="P1"><text:span text:style-name="T607"/></text:p>
      <text:p text:style-name="P1"><text:span text:style-name="T608">select</text:span><text:span text:style-name="T609"><text:s/>Gender</text:span><text:span text:style-name="T610">,</text:span><text:span text:style-name="T611"><text:s/></text:span><text:span text:style-name="T612">count</text:span><text:span text:style-name="T613">(*)</text:span><text:span text:style-name="T614"><text:s/></text:span><text:span text:style-name="T615">as</text:span><text:span text:style-name="T616"><text:s/>Total_No_of_MaleandFemale<text:s/></text:span><text:span text:style-name="T617">from</text:span><text:span text:style-name="T618"><text:s/>Studentdetails</text:span></text:p>
      <text:p text:style-name="P1"><text:span text:style-name="T619">group</text:span><text:span text:style-name="T620"><text:s/></text:span><text:span text:style-name="T621">by</text:span><text:span text:style-name="T622"><text:s/>Gender </text:span></text:p>
      <text:p text:style-name="P1"><text:span text:style-name="T622"/></text:p>
      <text:p text:style-name="P2"><draw:frame text:anchor-type="as-char" svg:width="152.40mm" svg:height="85.73mm" style:rel-width="scale" style:rel-height="scale"><draw:object-ole xlink:href="OleObj1"/><draw:image xlink:href="ObjectReplacements/OleObj1"/></draw:frame><text:span text:style-name="T622"/></text:p>
      <text:p text:style-name="P2"><draw:frame text:anchor-type="as-char" svg:width="152.40mm" svg:height="85.73mm" style:rel-width="scale" style:rel-height="scale"><draw:object-ole xlink:href="OleObj2"/><draw:image xlink:href="ObjectReplacements/OleObj2"/></draw:frame><text:span text:style-name="T622"/></text:p>
      <text:p text:style-name="P2"><draw:frame text:anchor-type="as-char" svg:width="152.40mm" svg:height="85.73mm" style:rel-width="scale" style:rel-height="scale"><draw:object-ole xlink:href="OleObj3"/><draw:image xlink:href="ObjectReplacements/OleObj3"/></draw:frame><text:span text:style-name="T622"/></text:p>
      <text:p text:style-name="P2"><draw:frame text:anchor-type="as-char" svg:width="152.40mm" svg:height="85.73mm" style:rel-width="scale" style:rel-height="scale"><draw:object-ole xlink:href="OleObj4"/><draw:image xlink:href="ObjectReplacements/OleObj4"/></draw:frame><text:span text:style-name="T622"/></text:p>
      <text:p text:style-name="P2"><draw:frame text:anchor-type="as-char" svg:width="152.40mm" svg:height="85.73mm" style:rel-width="scale" style:rel-height="scale"><draw:object-ole xlink:href="OleObj5"/><draw:image xlink:href="ObjectReplacements/OleObj5"/></draw:frame><text:span text:style-name="T622"/></text:p>
      <text:p text:style-name="P2"><draw:frame text:anchor-type="as-char" svg:width="152.40mm" svg:height="85.73mm" style:rel-width="scale" style:rel-height="scale"><draw:object-ole xlink:href="OleObj6"/><draw:image xlink:href="ObjectReplacements/OleObj6"/></draw:frame><text:span text:style-name="T622"/></text:p>
      <text:p text:style-name="P2"><text:span text:style-name="T622"/></text:p>
      <text:p text:style-name="P2"><text:span text:style-name="T622"/></text:p>
      <text:p text:style-name="P2"><text:span text:style-name="T622"/></text:p>
      <text:p text:style-name="P2"><text:span text:style-name="T622"/></text:p>
      <text:p text:style-name="P2"><text:span text:style-name="T622"/></text:p>
      <text:p text:style-name="P3"><text:span text:style-name="T62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